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A46D83DCF94100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388cm, 13.589cm, 2.318cm, 3.44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.632cm" svg:height="14.407cm" draw:z-index="0"><draw:image xlink:href="Pictures/100000000000055600000300A46D83DCF941004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8:21:32.357000000</meta:creation-date>
    <dc:date>2018-05-03T08:22:28.108000000</dc:date>
    <meta:editing-duration>PT5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6.1$Windows_X86_64 LibreOffice_project/686f202eff87ef707079aeb7f485847613344eb7</meta:generator>
  </office:meta>
</office:document-meta>
</file>